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5e12"/>
    </style:style>
    <style:style style:name="P2" style:family="paragraph" style:parent-style-name="Text_20_body">
      <style:text-properties fo:font-weight="bold" officeooo:rsid="001b5e12" officeooo:paragraph-rsid="001b5e12" style:font-weight-asian="bold" style:font-weight-complex="bold"/>
    </style:style>
    <style:style style:name="P3" style:family="paragraph" style:parent-style-name="Title">
      <style:text-properties officeooo:rsid="001b5e12"/>
    </style:style>
    <style:style style:name="P4" style:family="paragraph" style:parent-style-name="Text_20_body">
      <style:text-properties officeooo:rsid="001b5e12" officeooo:paragraph-rsid="001cbbb3"/>
    </style:style>
    <style:style style:name="P5" style:family="paragraph" style:parent-style-name="Text_20_body">
      <style:paragraph-properties fo:text-align="justify" style:justify-single-word="false"/>
      <style:text-properties officeooo:rsid="001b5e12" officeooo:paragraph-rsid="00259d8d"/>
    </style:style>
    <style:style style:name="P6" style:family="paragraph" style:parent-style-name="Text_20_body">
      <style:text-properties officeooo:rsid="001b5e12" officeooo:paragraph-rsid="0024eb3d"/>
    </style:style>
    <style:style style:name="P7" style:family="paragraph" style:parent-style-name="Text_20_body">
      <style:text-properties officeooo:rsid="001b5e12" officeooo:paragraph-rsid="0025f3a2"/>
    </style:style>
    <style:style style:name="P8" style:family="paragraph" style:parent-style-name="Text_20_body">
      <style:paragraph-properties fo:text-align="justify" style:justify-single-word="false"/>
      <style:text-properties officeooo:rsid="00259d8d" officeooo:paragraph-rsid="00259d8d"/>
    </style:style>
    <style:style style:name="P9" style:family="paragraph" style:parent-style-name="Text_20_body">
      <style:text-properties fo:font-weight="bold" officeooo:rsid="00259d8d" officeooo:paragraph-rsid="00259d8d" style:font-weight-asian="bold" style:font-weight-complex="bold"/>
    </style:style>
    <style:style style:name="P10" style:family="paragraph" style:parent-style-name="Text_20_body">
      <style:text-properties fo:font-weight="normal" officeooo:rsid="00259d8d" officeooo:paragraph-rsid="0025f3a2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259d8d" officeooo:paragraph-rsid="00259d8d" style:font-weight-asian="normal" style:font-weight-complex="normal"/>
    </style:style>
    <style:style style:name="P12" style:family="paragraph" style:parent-style-name="Text_20_body" style:master-page-name="">
      <loext:graphic-properties draw:fill="none"/>
      <style:paragraph-properties fo:margin-left="4.099cm" fo:margin-right="0cm" fo:margin-top="0cm" fo:margin-bottom="0.247cm" loext:contextual-spacing="false" fo:line-height="120%" fo:text-align="justify" style:justify-single-word="false" fo:text-indent="-4.099cm" style:auto-text-indent="false" style:page-number="auto" fo:background-color="transparent"/>
      <style:text-properties fo:font-weight="normal" officeooo:rsid="00259d8d" officeooo:paragraph-rsid="0025f3a2" style:font-weight-asian="normal" style:font-weight-complex="normal"/>
    </style:style>
    <style:style style:name="P13" style:family="paragraph" style:parent-style-name="Text_20_body" style:master-page-name="">
      <loext:graphic-properties draw:fill="none"/>
      <style:paragraph-properties fo:margin-left="3.701cm" fo:margin-right="0cm" fo:margin-top="0cm" fo:margin-bottom="0.247cm" loext:contextual-spacing="false" fo:line-height="120%" fo:text-align="justify" style:justify-single-word="false" fo:text-indent="-3.701cm" style:auto-text-indent="false" style:page-number="auto" fo:background-color="transparent"/>
      <style:text-properties fo:font-weight="normal" officeooo:rsid="00259d8d" officeooo:paragraph-rsid="00259d8d" style:font-weight-asian="normal" style:font-weight-complex="normal"/>
    </style:style>
    <style:style style:name="T1" style:family="text">
      <style:text-properties officeooo:rsid="001cbb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bbb3" style:font-weight-asian="normal" style:font-weight-complex="normal"/>
    </style:style>
    <style:style style:name="T4" style:family="text">
      <style:text-properties officeooo:rsid="001f29a0"/>
    </style:style>
    <style:style style:name="T5" style:family="text">
      <style:text-properties fo:font-weight="bold" officeooo:rsid="001f29a0" style:font-weight-asian="bold" style:font-weight-complex="bold"/>
    </style:style>
    <style:style style:name="T6" style:family="text">
      <style:text-properties officeooo:rsid="0020c56b"/>
    </style:style>
    <style:style style:name="T7" style:family="text">
      <style:text-properties officeooo:rsid="00259d8d"/>
    </style:style>
    <style:style style:name="T8" style:family="text">
      <style:text-properties officeooo:rsid="0025f3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inszówka web <text:span text:style-name="T6">manager</text:span></text:p>
      <text:p text:style-name="P1"/>
      <text:p text:style-name="P2"><text:span text:style-name="T1">O</text:span>pis:</text:p>
      <text:p text:style-name="P4">Panel dostępowy do zarządzania internetową grą planszową Kinszówka - <text:span text:style-name="T1">a</text:span><text:span text:style-name="T2">ktualnie rozwijana quizowa gra multiplayer </text:span><text:span text:style-name="T3">oparta na mechanice gry planszowej</text:span>.</text:p>
      <text:p text:style-name="P8">Gra głównie polega na zgadywaniu odpowiedzi na pytania tekstowe, muzyczne lub obrazkowe. Zadaniem aplikacji webowej jest udostępnienie przyjaznego interfejsu, umożliwiającego dodawanie lub edycję zbioru pytań. </text:p>
      <text:p text:style-name="P5">Kinszówka <text:span text:style-name="T7">posiada również konfigurowalne ustawienia trybów gry i map, w związku z czym panel webowy musi również udostępniać konfigurowalne opcje i pozwalać na ich edycję.</text:span></text:p>
      <text:p text:style-name="P2">Założenia funkcjonalne:</text:p>
      <text:p text:style-name="P7">- Logowanie do aplikacji <text:span text:style-name="T7">z uwzględnieniem roli</text:span>.<text:line-break/>- <text:span text:style-name="T4">Konfiguracja danych dostępowych do bazy danych zawierającej dane Kinszówki.</text:span><text:line-break/>- <text:span text:style-name="T4">Przeglądanie profili trybów gier przez użytkowników o odpowiednich rolach.<text:line-break/>- Edycja konfiguracji trybów gier przez użytkowników o odpowiednich rolach.<text:line-break/>- Przeglądanie kategorii pytań gry (i dane w stylu ile pytań jest dodanych do kategorii).<text:line-break/>- Dodawanie kategorii pytań gry przez użytkowników o odpowiednich rolach.<text:line-break/>- Edycja kategorii pytań gry przez użytkowników o odpowiednich rolach.<text:line-break/>- Usuwanie kategorii pytań gry przez użytkowników o odpowiednich rolach.<text:line-break/>- Przeglądanie dodanych pytań quizowych do gry.<text:line-break/>- Edycja dodanych pytań quizowych do gry przez użytkowników o odpowiednich rolach oraz właściciela pytania.<text:line-break/>- Usuwanie dodanych pytań quizowych do gry przez użytkowników o odpowiednich rolach oraz właściciela pytania.<text:line-break/>- Akceptacja dodanych pytań przez użytkowników o odpowiednich rolach.</text:span></text:p>
      <text:p text:style-name="P6"><text:span text:style-name="T5">Wymagania niefunkcjonalne:</text:span><text:span text:style-name="T4"><text:line-break/>- Język PHP<text:line-break/>- Baza danych MySQL.<text:line-break/>- CMS – WordPress 4.6.1<text:line-break/>- Lokalny Host testowy – XAMPP z Apache/2.4.23 (Win32) OpenSSL/1.0.2h PHP/5.6.24 mysqlnd 5.0.11<text:line-break/>- Repozytorium Bitbucket – https://Polak149@bitbucket.org/kinszowkateam/kinszowka-web-manager.git</text:span></text:p>
      <text:p text:style-name="P9">Role</text:p>
      <text:p text:style-name="P11">Administrator – Uprawnienia wszystk<text:span text:style-name="T8">ie</text:span> poniższe plus zarządzanie stroną i użytkownikami.</text:p>
      <text:p text:style-name="P10">- Moderator gry – Uprawnienia wszystk<text:span text:style-name="T8">ie</text:span> poniższe plus <text:span text:style-name="T8">konfiguracja trybów gier Kinszówki</text:span></text:p>
      <text:p text:style-name="P12"><text:soft-page-break/>- - Moderator pytań – <text:s/>Uprawnienia wszystk<text:span text:style-name="T8">ie</text:span> poniższe plus <text:span text:style-name="T8">edycja, usuwanie i akceptacja pytań dodanych przez innych użytkowników oraz dodawanie, edycja i usuwanie kategorii pytań.</text:span></text:p>
      <text:p text:style-name="P13">- - - Użytkownik – <text:span text:style-name="T8">Przeglądanie kategorii oraz przeglądanie istniejących pytań plus dodawanie edycja i usuwanie własnych pytań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39:47.046000000</meta:creation-date>
    <dc:date>2016-11-28T16:19:42.479000000</dc:date>
    <meta:editing-duration>PT35M29S</meta:editing-duration>
    <meta:editing-cycles>10</meta:editing-cycles>
    <meta:generator>LibreOffice/5.2.1.2$Windows_x86 LibreOffice_project/31dd62db80d4e60af04904455ec9c9219178d620</meta:generator>
    <meta:document-statistic meta:table-count="0" meta:image-count="0" meta:object-count="0" meta:page-count="2" meta:paragraph-count="13" meta:word-count="294" meta:character-count="2263" meta:non-whitespace-character-count="1973"/>
  </office:meta>
</office:document-meta>
</file>